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style:font-name="Liberation Sans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1.499cm" fo:margin-right="0cm" fo:margin-top="0cm" fo:margin-bottom="0.199cm" style:contextual-spacing="false" fo:line-height="115%" fo:text-indent="-1cm" style:auto-text-indent="false" fo:background-color="transparent"/>
      <style:text-properties style:font-name="Liberation Sans"/>
    </style:style>
    <style:style style:name="P3" style:family="paragraph" style:parent-style-name="Standard" style:master-page-name="">
      <loext:graphic-properties draw:fill="none" draw:fill-gradient-name="gradient" draw:fill-hatch-name="hatch"/>
      <style:paragraph-properties fo:margin-left="1.499cm" fo:margin-right="0cm" fo:margin-top="0cm" fo:margin-bottom="0.199cm" style:contextual-spacing="false" fo:line-height="115%" fo:text-indent="-1cm" style:auto-text-indent="false" style:page-number="auto" fo:background-color="transparent"/>
      <style:text-properties style:font-name="Liberation Sans"/>
    </style:style>
    <style:style style:name="P4" style:family="paragraph" style:parent-style-name="Standard">
      <loext:graphic-properties draw:fill-hatch-name="hatch"/>
      <style:paragraph-properties fo:margin-top="0cm" fo:margin-bottom="0.199cm" style:contextual-spacing="false" fo:line-height="115%"/>
      <style:text-properties style:font-name="Liberation Sans"/>
    </style:style>
    <style:style style:name="P5" style:family="paragraph" style:parent-style-name="Standard">
      <style:paragraph-properties fo:line-height="115%"/>
    </style:style>
    <style:style style:name="P6" style:family="paragraph" style:parent-style-name="Heading_20_1">
      <style:text-properties style:font-name="Liberation Sans"/>
    </style:style>
    <style:style style:name="T1" style:family="text">
      <style:text-properties officeooo:rsid="001601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165400"/>
    </style:style>
    <style:style style:name="T5" style:family="text">
      <style:text-properties style:font-name="Liberation Sans" fo:font-weight="bold" style:font-weight-asian="bold" style:font-weight-complex="bold"/>
    </style:style>
    <style:style style:name="T6" style:family="text">
      <style:text-properties officeooo:rsid="00165400"/>
    </style:style>
    <style:style style:name="T7" style:family="text">
      <style:text-properties officeooo:rsid="001a4e33"/>
    </style:style>
    <style:style style:name="T8" style:family="text">
      <style:text-properties officeooo:rsid="001ae6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réer un compte Upylab2 :</text:h>
      <text:p text:style-name="P1"/>
      <text:p text:style-name="P5"><text:span text:style-name="T3">Sur le site </text:span><text:a xlink:type="simple" xlink:href="https://upylab2.ulb.ac.be/" text:style-name="Internet_20_link" text:visited-style-name="Visited_20_Internet_20_Link"><text:span text:style-name="T3">https://upylab2.ulb.ac.be/</text:span></text:a><text:span text:style-name="T3"> : Clique</text:span><text:span text:style-name="T4">r</text:span><text:span text:style-name="T3"> en haut à droite sur </text:span><text:span text:style-name="T5">S'inscrire</text:span><text:span text:style-name="T3">, puis choisir </text:span><text:span text:style-name="T5">Étudiant</text:span></text:p>
      <text:p text:style-name="P1"/>
      <text:p text:style-name="P4"><text:span text:style-name="T1">Consignes p</text:span>our répondre aux questions :</text:p>
      <text:p text:style-name="P3"><text:span text:style-name="T2">Nom :</text:span> A écrire tout en MAJUSCULE</text:p>
      <text:p text:style-name="P2"><text:span text:style-name="T2">Adresse électronique :</text:span> Ne pas utiliser votre adresse Saint-Michel, mais indiquer une adresse personnelle qu'il vous faudra consulter pour clore la création du compte</text:p>
      <text:p text:style-name="P2"><text:span text:style-name="T2">Nom d'utilisateur :</text:span> <text:span text:style-name="T6">De la forme</text:span><text:span text:style-name="T1"> : </text:span><text:span text:style-name="T7">1</text:span><text:span text:style-name="T1">07-</text:span><text:span text:style-name="T8">prénom</text:span><text:span text:style-name="T1"><text:line-break/></text:span><text:span text:style-name="T6">(</text:span>commence par le numéro <text:span text:style-name="T1">à </text:span><text:span text:style-name="T7">trois</text:span><text:span text:style-name="T1"> chiffres </text:span>que je vous ai attribué, suivi d'un signe « moins », suivi de <text:span text:style-name="T8">votre prénom en minuscules</text:span><text:span text:style-name="T6">)</text:span></text:p>
      <text:p text:style-name="P2"><text:span text:style-name="T2">Mot de passe :</text:span> Merci de le noter sur votre agenda pour pouvoir le retrouver en cas d'hésitation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1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2:29:38.496627080</meta:creation-date>
    <dc:date>2025-10-20T22:39:43.007705085</dc:date>
    <meta:editing-duration>PT9M5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07" meta:character-count="635" meta:non-whitespace-character-count="535"/>
  </office:meta>
</office:document-meta>
</file>